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re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(t)</text:p>
          </table:table-cell>
          <table:table-cell table:style-name="ce1" office:value-type="string" calcext:value-type="string">
            <text:p>Sat_Self</text:p>
          </table:table-cell>
          <table:table-cell table:style-name="ce1" office:value-type="string" calcext:value-type="string">
            <text:p>Sat_Other</text:p>
          </table:table-cell>
          <table:table-cell table:style-name="ce1" office:value-type="string" calcext:value-type="string">
            <text:p>Acceptabilit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3" calcext:value-type="float">
            <text:p>0.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ensiv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" calcext:value-type="float">
            <text:p>0.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ap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number-columns-repeated="2"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number-columns-repeated="4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number-columns-repeated="2"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frodabl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33333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33333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7333333" calcext:value-type="float">
            <text:p>0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3333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833333" calcext:value-type="float">
            <text:p>0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333333" calcext:value-type="float">
            <text:p>0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666665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6666666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66666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333333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33333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3333334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" calcext:value-type="float">
            <text:p>0.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number-columns-repeated="2"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number-columns-repeated="4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number-columns-repeated="2"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33333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33333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7333333" calcext:value-type="float">
            <text:p>0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3333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833333" calcext:value-type="float">
            <text:p>0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333333" calcext:value-type="float">
            <text:p>0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666665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6666666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66666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333333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33333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3333334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666666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6666665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66666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1666666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166666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3333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33333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3333334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6666666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6666666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6666664" calcext:value-type="float">
            <text:p>0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666666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6666665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66666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1666666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166666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3333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33333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3333334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6666666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6666666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333333" calcext:value-type="float">
            <text:p>0.83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6666664" calcext:value-type="float">
            <text:p>0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3333336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23333335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33333334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8333334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33333334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833334" calcext:value-type="float">
            <text:p>0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6666668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3666666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6666667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3333334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43333334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ican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16666669" calcext:value-type="float">
            <text:p>0.1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333333" calcext:value-type="float">
            <text:p>0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3" calcext:value-type="float">
            <text:p>0.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ly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" calcext:value-type="float">
            <text:p>0.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iet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33333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33333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7333333" calcext:value-type="float">
            <text:p>0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3333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833333" calcext:value-type="float">
            <text:p>0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333333" calcext:value-type="float">
            <text:p>0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666665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6666666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866666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333333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533333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mantic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6666666" calcext:value-type="float">
            <text:p>0.67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93333334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8" calcext:value-type="float">
            <text:p>0.8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7" calcext:value-type="float">
            <text:p>0.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4" calcext:value-type="float">
            <text:p>0.4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table:number-columns-repeated="1019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4:44:00.672473330</dc:date>
    <meta:editing-duration>PT2M6S</meta:editing-duration>
    <meta:editing-cycles>1</meta:editing-cycles>
    <meta:document-statistic meta:table-count="1" meta:cell-count="845" meta:object-count="0"/>
    <meta:generator>LibreOffice/5.1.4.2$Linux_X86_64 LibreOffice_project/10m0$Build-2</meta:generator>
  </office:meta>
</office:document-meta>
</file>